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rver</text:p>
          </table:table-cell>
          <table:table-cell office:value-type="float" office:value="20220103" calcext:value-type="float">
            <text:p>20220103</text:p>
          </table:table-cell>
          <table:table-cell office:value-type="float" office:value="20220104" calcext:value-type="float">
            <text:p>20220104</text:p>
          </table:table-cell>
          <table:table-cell office:value-type="float" office:value="20220105" calcext:value-type="float">
            <text:p>20220105</text:p>
          </table:table-cell>
          <table:table-cell office:value-type="float" office:value="20220106" calcext:value-type="float">
            <text:p>20220106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220110" calcext:value-type="float">
            <text:p>20220110</text:p>
          </table:table-cell>
          <table:table-cell office:value-type="float" office:value="20220111" calcext:value-type="float">
            <text:p>20220111</text:p>
          </table:table-cell>
          <table:table-cell office:value-type="float" office:value="20220112" calcext:value-type="float">
            <text:p>20220112</text:p>
          </table:table-cell>
          <table:table-cell office:value-type="float" office:value="20220113" calcext:value-type="float">
            <text:p>20220113</text:p>
          </table:table-cell>
          <table:table-cell office:value-type="float" office:value="20220114" calcext:value-type="float">
            <text:p>20220114</text:p>
          </table:table-cell>
          <table:table-cell office:value-type="float" office:value="20220117" calcext:value-type="float">
            <text:p>20220117</text:p>
          </table:table-cell>
          <table:table-cell office:value-type="float" office:value="20220118" calcext:value-type="float">
            <text:p>20220118</text:p>
          </table:table-cell>
          <table:table-cell office:value-type="float" office:value="20220119" calcext:value-type="float">
            <text:p>20220119</text:p>
          </table:table-cell>
          <table:table-cell office:value-type="float" office:value="20220120" calcext:value-type="float">
            <text:p>20220120</text:p>
          </table:table-cell>
          <table:table-cell office:value-type="float" office:value="20220121" calcext:value-type="float">
            <text:p>20220121</text:p>
          </table:table-cell>
          <table:table-cell office:value-type="float" office:value="20220124" calcext:value-type="float">
            <text:p>20220124</text:p>
          </table:table-cell>
          <table:table-cell office:value-type="float" office:value="20220125" calcext:value-type="float">
            <text:p>20220125</text:p>
          </table:table-cell>
          <table:table-cell office:value-type="float" office:value="20220126" calcext:value-type="float">
            <text:p>20220126</text:p>
          </table:table-cell>
          <table:table-cell office:value-type="float" office:value="20220127" calcext:value-type="float">
            <text:p>20220127</text:p>
          </table:table-cell>
        </table:table-row>
        <table:table-row table:style-name="ro1">
          <table:table-cell office:value-type="string" calcext:value-type="string">
            <text:p>fn_10_0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fn_34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fn_34_0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fn_40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fn_40_0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0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0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08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09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1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14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2_15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54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64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66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66_0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2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4_0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4_0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4_05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4_08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4_09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74_10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0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04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08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1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1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1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88_17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94_05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96_0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96_0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s_96_08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0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04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05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07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10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1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1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17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52_18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66_0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66_05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74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74_04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74_0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74_07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88_03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88_0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88_10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88_12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88_14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88_15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94_06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96_01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96_04</text:p>
          </table:table-cell>
          <table:table-cell table:number-columns-repeated="19"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zt_96_09</text:p>
          </table:table-cell>
          <table:table-cell table:number-columns-repeated="19" office:value-type="string" calcext:value-type="string">
            <text:p>0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23:26:42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2-02-08T01:03:02.220000000</dc:date>
    <meta:editing-duration>PT1H4M57S</meta:editing-duration>
    <meta:editing-cycles>1</meta:editing-cycles>
    <meta:document-statistic meta:table-count="1" meta:cell-count="1240" meta:object-count="0"/>
  </office:meta>
</office:document-meta>
</file>